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7"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per 58%" officeooo:rsid="0225ca0a"/>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342ee5"/>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T118"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3">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9">Tổng quát tình trạ</text:span>ng không khí ở dựa trên PM2.5 trong tuần từ <text:span text:style-name="T104">03/12 tới 10/12</text:span></text:p>
      <text:p text:style-name="P61"><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4">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3">Chất ô nhiễm dạng khí (SO<text:span text:style-name="T7">x</text:span>, NO<text:span text:style-name="T7">x</text:span>, CO, O<text:span text:style-name="T7">3</text:span>, …)</text:p>
        </text:list-item>
        <text:list-item>
          <text:p text:style-name="P63">Các phần tử rắn lơ lửng trong không khí <text:span text:style-name="T87">(PM 10, PM2.5, ...)</text:span></text:p>
        </text:list-item>
        <text:list-item>
          <text:p text:style-name="P55">Kim loại nặng</text:p>
        </text:list-item>
        <text:list-item>
          <text:p text:style-name="P56">Các chất ô nhiễm hữu cơ <text:span text:style-name="T100">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4"><text:soft-page-break/><text:span text:style-name="T41">Nồng độ tăng dần lượng NO</text:span><text:span text:style-name="T8">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4">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5">2 tuần</text:span><text:span text:style-name="T54">, 34% trong số họ mắc các triệu chứng đau ngực.</text:span></text:p>
        </text:list-item>
      </text:list>
      <text:p text:style-name="P4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2743382943878" text:continue-list="list5059624496716209618" text:style-name="L1">
        <text:list-item>
          <text:p text:style-name="P36">Một thiết bị được <text:span text:style-name="T23">trang bị một số cảm biến có thể đo đạc được sự xuất hiện của các nhân tố gây ô nhiễm kể trên</text:span></text:p>
        </text:list-item>
        <text:list-item>
          <text:p text:style-name="P5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7"><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2"><text:span text:style-name="T69">Cả hai dự án trên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trên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744188266979"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4"> </text:span></text:p>
        </text:list-item>
      </text:list>
      <text:p text:style-name="P43"><text:span text:style-name="T118">Để hiển thị trạng thái hoạt động của thiết bị và số liệu đo được, thiết bị sử dụng một màn hình LCD 20x4 kết hợp với một mạch LCD I</text:span><text:span text:style-name="T6">2</text:span><text:span text:style-name="T118">C, giảm số lượng chân kết nối từ LCD tới mạch Arduino Nano từ 16 chân xuống còn 4 chân (hai chân nguồn và hai chân cho giao thức I</text:span><text:span text:style-name="T6">2</text:span><text:span text:style-name="T118">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9">P</text:span>hía máy chủ <text:span text:style-name="T29">(backend)</text:span><text:bookmark-end text:name="__RefHeading___Toc1889_673514855"/></text:h>
      <text:p text:style-name="P83">Trang web được viết bằng ngôn ngữ Python <text:span text:style-name="T92">và sử dụng nền tảng Flask.</text:span></text:p>
      <text:p text:style-name="P84">Về cơ sở dữ liệu, chúng tôi sử dụng hệ cơ sở dữ liệu MariaDB.</text:p>
      <text:p text:style-name="P84">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2">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8">Hiển thị các thông số đo được trên một màn hình LCD kích thước <text:span text:style-name="T32">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2743750083924" text:continue-numbering="true" text:style-name="L16">
        <text:list-item>
          <text:p text:style-name="P97">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2">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2743614795777" text:continue-list="list5011435350471705117" text:style-name="L4">
        <text:list-item>
          <text:p text:style-name="P6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2"><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6">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8">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90">NO</text:span><text:span text:style-name="T9">2</text:span><text:span text:style-name="T90"> và O</text:span><text:span text:style-name="T9">3</text:span><text:span text:style-name="T90">.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2">RF24L01 2.4GHz Radio/Wireless Transceivers How-To</text:span>, <text:s/>.</text:p>
        <text:p text:style-name="P95">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5">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4">SHARP Corporation (<text:span text:style-name="T67">2006</text:span>). <text:span text:style-name="T42">GP2Y1010AU0F: Compact Optical Dust Sensor</text:span>, <text:s/>.</text:p>
        <text:p text:style-name="P95">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5">Phạm Hương<text:span text:style-name="T66"> (</text:span>2016<text:span text:style-name="T66">). </text:span><text:span text:style-name="T44">Ô nhiễm không khí ở đô thị lớn gia tăng</text:span><text:span text:style-name="T66">, <text:s/>.</text:span></text:p>
        <text:p text:style-name="P95">Kampa, M. and Castanas, E.<text:span text:style-name="T66"> (</text:span>2008<text:span text:style-name="T66">). </text:span><text:span text:style-name="T44">Human health effects of air pollution</text:span><text:span text:style-name="T66">, Environmental Pollution 151 : 362-367.</text:span></text:p>
        <text:p text:style-name="P94">Libelium Comunicaciones Distribuidas, S.L. (<text:span text:style-name="T67">2016b</text:span>). <text:span text:style-name="T42">Extreme Range Links: LoRa 868 / 900MHz SX1272 LoRa module for Arduino Waspmote and Raspberry Pi</text:span>, <text:s/>.</text:p>
        <text:p text:style-name="P94">Libelium Comunicaciones Distribuidas, S.L. (<text:span text:style-name="T67">2016a</text:span>). <text:span text:style-name="T42">Waspmote-LoRa-868MHz_915MHz-SX1272 Networking Guide</text:span>, <text:s/>.</text:p>
        <text:p text:style-name="P94">Henan Hanwei Electronics Co. Ltd. (<text:span text:style-name="T67">2016</text:span>). <text:span text:style-name="T42">MQ-9 Semiconductor Sensor for CO/Combustible Gas</text:span>, <text:s/>.</text:p>
        <text:p text:style-name="P95">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4">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5</meta:editing-cycles>
    <meta:creation-date>2016-10-28T03:04:00</meta:creation-date>
    <dc:date>2016-12-11T18:27:42.316581353</dc:date>
    <meta:editing-duration>PT22H50M42S</meta:editing-duration>
    <meta:generator>LibreOffice/5.2.3.3$Linux_X86_64 LibreOffice_project/20m0$Build-3</meta:generator>
    <meta:document-statistic meta:table-count="0" meta:image-count="6" meta:object-count="0" meta:page-count="17" meta:paragraph-count="184" meta:word-count="4426" meta:character-count="20406" meta:non-whitespace-character-count="161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